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ad819" officeooo:paragraph-rsid="001a0731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c6fae" officeooo:paragraph-rsid="001a0731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a0731" officeooo:paragraph-rsid="001a0731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Arial" fo:font-weight="bold" officeooo:rsid="001a0731" officeooo:paragraph-rsid="001a073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1a9d43"/>
    </style:style>
    <style:style style:name="T1" style:family="text">
      <style:text-properties style:font-name="Arial" officeooo:rsid="00300298"/>
    </style:style>
    <style:style style:name="T2" style:family="text">
      <style:text-properties style:font-name="Arial" fo:font-style="normal" officeooo:rsid="0037752c" style:font-style-asian="normal" style:font-style-complex="normal"/>
    </style:style>
    <style:style style:name="T3" style:family="text">
      <style:text-properties style:font-name="Arial" fo:font-style="normal" officeooo:rsid="0037ce31" style:font-style-asian="normal" style:font-style-complex="normal"/>
    </style:style>
    <style:style style:name="T4" style:family="text">
      <style:text-properties style:font-name="Arial" fo:font-style="normal" officeooo:rsid="0038446d" style:font-style-asian="normal" style:font-style-complex="normal"/>
    </style:style>
    <style:style style:name="T5" style:family="text">
      <style:text-properties style:font-name="Arial" officeooo:rsid="00342df6"/>
    </style:style>
    <style:style style:name="T6" style:family="text">
      <style:text-properties style:font-name="Arial" officeooo:rsid="00346aad"/>
    </style:style>
    <style:style style:name="T7" style:family="text">
      <style:text-properties style:font-name="Arial" fo:font-style="italic" officeooo:rsid="00346aad" style:font-style-asian="italic" style:font-style-complex="italic"/>
    </style:style>
    <style:style style:name="T8" style:family="text">
      <style:text-properties style:font-name="Arial" fo:font-style="italic" officeooo:rsid="00342df6" style:font-style-asian="italic" style:font-style-complex="italic"/>
    </style:style>
    <style:style style:name="T9" style:family="text">
      <style:text-properties style:font-name="Arial" fo:font-style="italic" officeooo:rsid="0035da18" style:font-style-asian="italic" style:font-style-complex="italic"/>
    </style:style>
    <style:style style:name="T10" style:family="text">
      <style:text-properties style:font-name="Arial" fo:font-style="italic" officeooo:rsid="00368a50" style:font-style-asian="italic" style:font-style-complex="italic"/>
    </style:style>
    <style:style style:name="T11" style:family="text">
      <style:text-properties style:font-name="Arial" fo:font-style="italic" officeooo:rsid="0037752c" style:font-style-asian="italic" style:font-style-complex="italic"/>
    </style:style>
    <style:style style:name="T12" style:family="text">
      <style:text-properties style:font-name="Arial" fo:font-style="italic" officeooo:rsid="0037ce31" style:font-style-asian="italic" style:font-style-complex="italic"/>
    </style:style>
    <style:style style:name="T13" style:family="text">
      <style:text-properties style:font-name="Arial" officeooo:rsid="00358952"/>
    </style:style>
    <style:style style:name="T14" style:family="text">
      <style:text-properties style:font-name="Arial" officeooo:rsid="0035da18"/>
    </style:style>
    <style:style style:name="T15" style:family="text">
      <style:text-properties style:font-name="Arial" officeooo:rsid="00368a50"/>
    </style:style>
    <style:style style:name="T16" style:family="text">
      <style:text-properties officeooo:rsid="0028df2d"/>
    </style:style>
    <style:style style:name="T17" style:family="text">
      <style:text-properties officeooo:rsid="00368a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6">Resumo</text:span> 0<text:span text:style-name="T17">2</text:span> – <text:span text:style-name="T16">Artigo Turing</text:span></text:p>
      <text:p text:style-name="P1">Aluno: Tiago Gonçalves da Silva - RA: 2023644</text:p>
      <text:p text:style-name="P2"/>
      <text:p text:style-name="P4">Resumo</text:p>
      <text:p text:style-name="P5"><text:span text:style-name="T1"><text:tab/></text:span><text:span text:style-name="T5">Durante a seção 6 são enumeradas e apresentadas diversas visões e opiniões contrárias às apresentadas por Turing, bem como as respostas dele para estes questionamentos.</text:span></text:p>
      <text:p text:style-name="P5"><text:span text:style-name="T5"><text:tab/>1 – </text:span><text:span text:style-name="T8">A Objeção Teológica</text:span><text:span text:style-name="T5"> diz que pensar é produto da alma imortal do homem concedida por Deus, assim nenhum outro animal ou máquina seria capaz de pensar. </text:span><text:span text:style-name="T6">Turing rebate este argumento trazendo a onipotência de Deus, questionando se, dado que o Todo-poderoso consegue fazer tudo, por que não poderia conferir uma alma, e consequentemente poder de pensar a uma máquina?</text:span></text:p>
      <text:p text:style-name="P5"><text:span text:style-name="T6"><text:tab/>2 – </text:span><text:span text:style-name="T7">A Objeção ‘Heads in the Sand’</text:span><text:span text:style-name="T6"> </text:span><text:span text:style-name="T13">postula </text:span><text:span text:style-name="T6">que deve-se ignorar a problemática de que máquinas podem pensar, </text:span><text:span text:style-name="T13">por ser</text:span><text:span text:style-name="T6"> terrível demais. Turing considera não precisar rebater este argumento já que é fundado mais em medo do que em evidências reais.</text:span></text:p>
      <text:p text:style-name="P5"><text:span text:style-name="T6"><text:tab/>3 – </text:span><text:span text:style-name="T7">A Objeção Matemática</text:span><text:span text:style-name="T6"> diz que dado que a máquina proposta é um computador digital com capacidade infinita, esporadicamente cometerá erros, assim essa <text:s text:c="2"/>desvantagem das máquinas faz com elas não se igualem ao intelecto humano. </text:span><text:span text:style-name="T13">A rebatida é que os seres humanos por natureza também cometem erros ocasionais, se igualando a máquinas neste critério.</text:span></text:p>
      <text:p text:style-name="P5"><text:span text:style-name="T13"><text:tab/>4 – </text:span><text:span text:style-name="T9">A Objeção da Consciência</text:span><text:span text:style-name="T14"> diz que a máquina é incapaz de ter consciência e sentir emoções como a alegria da criação ou a tristeza do fracasso. Turing argumenta que a única forma de saber se um homem possui consciência é ser este homem, então a máquina pode ser programada a dar respostas a convencer que esta possui consciência.</text:span></text:p>
      <text:p text:style-name="P5"><text:span text:style-name="T14"><text:tab/>5 – </text:span><text:span text:style-name="T9">As Objeções das Muitas Deficiências</text:span><text:span text:style-name="T14"> argumentam que sempre há algo que a máquina é incapaz de fazer, como ter iniciativa, senso de humor ou fazer algo novo. Neste caso a réplica é que </text:span><text:span text:style-name="T15">estar limitações são percebidas nas máquinas da época, e portanto se aplicam para máquinas no geral, então a crítica de que máquinas não podem ter esta variedade de comportamentos é uma crítica à capacidade de armazenamento.</text:span></text:p>
      <text:p text:style-name="P5"><text:span text:style-name="T15"><text:tab/>6 –</text:span><text:span text:style-name="T10"> </text:span><text:span text:style-name="T11">A Objeção da Lady Lovelace </text:span><text:span text:style-name="T2">pode ser resumido em “máquinas não conseguem fazer nada novo, nem nos surpreender”. Turing considera que as máquinas de fato nos surpreendem, já que quando um fato nos é mostrado, não conseguimos imaginar todas as consequências desta informação, assim podendo ser surpreendidos tanto pelas ideias de outro ser humano ou de outra máquina.</text:span></text:p>
      <text:p text:style-name="P5"><text:span text:style-name="T2"><text:tab/>7 – </text:span><text:span text:style-name="T11">A Objeção da Continuidade do Sistema Nervoso </text:span><text:span text:style-name="T2">diz que dado que o cérebro humano é um sistema contínuo, uma máquina discreta não seria capaz de imitar seu comportamento, </text:span><text:span text:style-name="T3">sendo facilmente rebatido com o fato de que o interrogador não seria capaz de tirar vantagem deste fato, já que a diferença seria imperceptível.</text:span></text:p>
      <text:p text:style-name="P5"><text:span text:style-name="T2"><text:tab/>8 – </text:span><text:span text:style-name="T12">A Objeção da Informalidade do Comportamento</text:span><text:span text:style-name="T3"> considera que é impossível construir um algoritmo para codificar todo o comportamento humano, cobrindo cada eventualidade da situação. O argumento contrário é que apenas com observação é impossível prever o comportamento humano, apenas supor, e o mesmo seria válido para um computador digital com espaço suficiente de armazenamento.</text:span></text:p>
      <text:p text:style-name="P5"><text:span text:style-name="T2"><text:tab/>9 – </text:span><text:span text:style-name="T12">O Argumento da Percepção Extra-Sensorial</text:span><text:span text:style-name="T3"> </text:span><text:span text:style-name="T4">diz que elementos como telepatia, telecinese, clarividência e afins por parte do entrevistador ou da pessoa respondeno fariam diferença o suficiente para que a máquina não conseguisse imitar um ser humano. Turing responde que basta colocar todos em salas “anti-telepatia” e o problema está resolvido.</text:span></text:p>
      <text:p text:style-name="P5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1:55:42.021000000</dc:date>
    <meta:editing-duration>PT1H8M20S</meta:editing-duration>
    <meta:editing-cycles>14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3" meta:word-count="540" meta:character-count="3361" meta:non-whitespace-character-count="2812"/>
  </office:meta>
</office:document-meta>
</file>